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54F1B24B00C0230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none" fo:font-weight="bold" officeooo:rsid="00acb4ed" officeooo:paragraph-rsid="00acb4ed" style:font-size-asian="40pt" style:font-weight-asian="bold" style:font-size-complex="40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a3087" officeooo:paragraph-rsid="00ba3087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be270" officeooo:paragraph-rsid="00bbe270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text-underline-style="none" fo:font-weight="bold" officeooo:rsid="00bed5d6" officeooo:paragraph-rsid="00bed5d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acb4ed" officeooo:paragraph-rsid="00acb4e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ed5d6" officeooo:paragraph-rsid="00c21d99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be270" officeooo:paragraph-rsid="00c21d99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officeooo:paragraph-rsid="00c15205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paragraph-rsid="00c21d99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paragraph-rsid="00c27c97"/>
    </style:style>
    <style:style style:name="P1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acb4ed" officeooo:paragraph-rsid="00c6187b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c996b8" officeooo:paragraph-rsid="00c996b8" style:font-size-asian="26pt" style:font-weight-asian="bold" style:font-size-complex="26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paragraph-rsid="00c21d99"/>
    </style:style>
    <style:style style:name="P15" style:family="paragraph" style:parent-style-name="Table_20_Contents">
      <style:paragraph-properties fo:line-height="150%" fo:text-align="center" style:justify-single-word="false"/>
      <style:text-properties fo:font-size="14pt" style:text-underline-style="none" fo:font-weight="bold" officeooo:rsid="00ba3087" officeooo:paragraph-rsid="00c27c97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c7ee55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bed5d6" style:font-size-asian="12pt" style:font-weight-asian="normal" style:font-size-complex="12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none" fo:font-weight="bold" officeooo:rsid="00bed5d6" style:font-size-asian="13pt" style:font-weight-asian="bold" style:font-size-complex="13pt" style:font-weight-complex="bold"/>
    </style:style>
    <style:style style:name="T6" style:family="text">
      <style:text-properties fo:font-size="10pt" officeooo:rsid="00c15205" style:font-size-asian="10pt" style:font-size-complex="10pt"/>
    </style:style>
    <style:style style:name="T7" style:family="text">
      <style:text-properties fo:font-size="10pt" style:text-underline-style="none" fo:font-weight="bold" officeooo:rsid="00c15205" style:font-size-asian="10pt" style:font-weight-asian="bold" style:font-size-complex="10pt" style:font-weight-complex="bold"/>
    </style:style>
    <style:style style:name="T8" style:family="text">
      <style:text-properties fo:font-size="10pt" style:text-underline-style="none" fo:font-weight="bold" officeooo:rsid="00c21d99" style:font-size-asian="10pt" style:font-weight-asian="bold" style:font-size-complex="10pt" style:font-weight-complex="bold"/>
    </style:style>
    <style:style style:name="T9" style:family="text">
      <style:text-properties fo:font-size="10pt" style:text-underline-style="none" fo:font-weight="bold" officeooo:rsid="00c27c97" style:font-size-asian="10pt" style:font-weight-asian="bold" style:font-size-complex="10pt" style:font-weight-complex="bold"/>
    </style:style>
    <style:style style:name="T10" style:family="text">
      <style:text-properties fo:font-size="10pt" style:text-underline-style="none" fo:font-weight="bold" officeooo:rsid="00c6187b" style:font-size-asian="10pt" style:font-weight-asian="bold" style:font-size-complex="10pt" style:font-weight-complex="bold"/>
    </style:style>
    <style:style style:name="T11" style:family="text">
      <style:text-properties officeooo:rsid="00c996b8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c996b8"/>
    </style:style>
    <style:style style:name="fr1" style:family="graphic" style:parent-style-name="Frame">
      <style:graphic-properties style:vertical-pos="top" style:vertical-rel="baseli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name" text:name="py3o.o.name"/>
        <text:user-field-decl office:value-type="string" office:string-value="o.login" text:name="py3o.o.login"/>
        <text:user-field-decl office:value-type="string" office:string-value="o.signature" text:name="py3o.o.signature"/>
      </text:user-field-decls>
      <text:p text:style-name="P2"><draw:frame draw:style-name="fr1" draw:name="py3o.image(o.image, 'png', width='2cm', height='3cm', isb64=True)" text:anchor-type="as-char" svg:width="2cm" draw:z-index="0"><draw:text-box fo:min-height="2.275cm"><text:p text:style-name="Frame_20_contents"/></draw:text-box></draw:frame></text:p>
      <text:p text:style-name="P13"><text:span text:style-name="T12">Name: </text:span><text:user-field-get text:name="py3o.o.name">o.name</text:user-field-get></text:p>
      <text:p text:style-name="P12"><text:span text:style-name="T13">Login: </text:span><text:user-field-get text:name="py3o.o.login">o.login</text:user-field-get></text:p>
      <text:p text:style-name="P6"/>
      <text:p text:style-name="P11"><text:a xlink:type="simple" xlink:href="py3o://if=%22o.signature%22" text:style-name="Internet_20_link" text:visited-style-name="Visited_20_Internet_20_Link"><text:span text:style-name="T10">if="o.signature"</text:span></text:a></text:p>
      <text:p text:style-name="P3"><text:span text:style-name="T2">Signature</text:span><text:span text:style-name="T1">:</text:span> <text:user-field-get text:name="py3o.o.signature">o.signature</text:user-field-get></text:p>
      <text:p text:style-name="P15"><text:a xlink:type="simple" xlink:href="py3o:///if" text:style-name="Internet_20_link" text:visited-style-name="Visited_20_Internet_20_Link"><text:span text:style-name="T6">/if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paragraph" svg:y="-1.619cm" svg:width="4.937cm" svg:height="2.087cm" draw:z-index="1"><draw:image xlink:href="Pictures/10000201000001AA000000B454F1B24B00C02309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6.0.0.3$Linux_X86_64 LibreOffice_project/64a0f66915f38c6217de274f0aa8e15618924765</meta:generator>
    <dc:date>2018-02-07T18:02:12.980749986</dc:date>
    <meta:editing-duration>P2DT8H34M7S</meta:editing-duration>
    <meta:editing-cycles>166</meta:editing-cycles>
    <meta:document-statistic meta:table-count="0" meta:image-count="1" meta:object-count="0" meta:page-count="1" meta:paragraph-count="6" meta:word-count="8" meta:character-count="67" meta:non-whitespace-character-count="64"/>
  </office:meta>
</office:document-meta>
</file>